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1f1bf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11f1bf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365b5"/>
    </style:style>
    <style:style style:name="P4" style:family="paragraph" style:parent-style-name="Standard">
      <style:paragraph-properties fo:line-height="115%"/>
      <style:text-properties officeooo:paragraph-rsid="0011f1bf"/>
    </style:style>
    <style:style style:name="P5" style:family="paragraph" style:parent-style-name="Standard">
      <style:paragraph-properties fo:line-height="115%"/>
      <style:text-properties officeooo:rsid="002433ac" officeooo:paragraph-rsid="0011f1bf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2577b6" officeooo:paragraph-rsid="0011f1bf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11f1b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11f1b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/>
      <style:text-properties style:font-name="Liberation Serif" fo:font-size="12pt" fo:language="en" fo:country="US" officeooo:paragraph-rsid="0011f1bf" style:font-size-asian="12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14a375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11f1b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ac"/>
    </style:style>
    <style:style style:name="T3" style:family="text">
      <style:text-properties fo:language="en" fo:country="US" officeooo:rsid="0014a375"/>
    </style:style>
    <style:style style:name="T4" style:family="text">
      <style:text-properties officeooo:rsid="002433ac"/>
    </style:style>
    <style:style style:name="T5" style:family="text">
      <style:text-properties officeooo:rsid="001365b5"/>
    </style:style>
    <style:style style:name="T6" style:family="text">
      <style:text-properties officeooo:rsid="0014a3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Arabambi, Samson Babatunde</text:p>
      <text:p text:style-name="P8">Pharmacist</text:p>
      <text:p text:style-name="P4"><text:bookmark text:name="_GoBack"/><text:span text:style-name="T2">7</text:span><text:span text:style-name="T1">th </text:span><text:span text:style-name="T2">September, </text:span><text:span text:style-name="T1">2</text:span>02<text:span text:style-name="T4">4</text:span><text:span text:style-name="T1">.</text:span></text:p>
      <text:p text:style-name="P4">Human Resource Manager, </text:p>
      <text:p text:style-name="P5">Wellahealth,</text:p>
      <text:p text:style-name="P4">Nigeria<text:span text:style-name="T1">,</text:span></text:p>
      <text:p text:style-name="P4"/>
      <text:p text:style-name="P4">Dear Sir, </text:p>
      <text:p text:style-name="P4"/>
      <text:p text:style-name="P2">As a collaborative and solution-oriented pharmacist, I would like to express my sincere interest in the position of Pharmacy Operations Officer atWellahealth.</text:p>
      <text:p text:style-name="P2"/>
      <text:p text:style-name="P2">As an accomplished and result-oriented professional, I believe my expertise aligns closely with the roles outlined in your advertisement.</text:p>
      <text:p text:style-name="P2"/>
      <text:p text:style-name="P3">With years of clinical experience, my background includes working as a clinician in the retail/community pharmacy world and overseeing a wholesale outlet to achieve the goal of meeting the demands of drug stores in and out of Oyo state which also contributes to an increase in profit margin. </text:p>
      <text:p text:style-name="P3"/>
      <text:p text:style-name="P3">My roles <text:span text:style-name="T5">over the years </text:span>include working as a Superintendent Pharmacist, Pharmacy Manager and an Intern Programmer in a health tech startup.</text:p>
      <text:p text:style-name="P2"/>
      <text:p text:style-name="P2">I also worked in my role as an intern pharmacist at University College Hospital (UCH), where I delivered quality pharmaceutical care services to clients hence improving their health outcomes. These were done through an efficient supply of medicines and client-oriented services to promote appropriate use.</text:p>
      <text:p text:style-name="P2"/>
      <text:p text:style-name="P2">My proven selling skills and efficient communication have helped me a great deal in building a robust customer base at my current place of work which translates to incredible sales every month.</text:p>
      <text:p text:style-name="P2"/>
      <text:p text:style-name="P2">My proven success in human management and patient-oriented goals will help me contribute immensely to your success as a firm.</text:p>
      <text:p text:style-name="P2"/>
      <text:p text:style-name="P2">Thank you for your consideration and favorable response.</text:p>
      <text:p text:style-name="P2">I look forward to hearing from you soon.</text:p>
      <text:p text:style-name="P2"/>
      <text:p text:style-name="P2">Yours Faithfully,</text:p>
      <text:p text:style-name="P6">Arabambi Samson Babatunde.</text:p>
      <text:p text:style-name="P2"/>
      <text:p text:style-name="P2"/>
      <text:p text:style-name="P2"/>
      <text:p text:style-name="P2"/>
      <text:p text:style-name="P4"><text:soft-pag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13.254470202</meta:creation-date>
    <dc:date>2024-10-22T10:31:06.295812472</dc:date>
    <meta:editing-duration>PT29M1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243" meta:character-count="1598" meta:non-whitespace-character-count="1370"/>
  </office:meta>
</office:document-meta>
</file>